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2" style:family="paragraph" style:parent-style-name="Heading_20_2">
      <style:paragraph-properties fo:text-align="justify" style:justify-single-word="false" fo:orphans="2" fo:widows="2" fo:padding-left="0cm" fo:padding-right="0cm" fo:padding-top="0cm" fo:padding-bottom="0.053cm" fo:border-left="none" fo:border-right="none" fo:border-top="none" fo:border-bottom="0.06pt solid #cccccc"/>
      <style:text-properties fo:font-variant="normal" fo:text-transform="none" fo:color="#333333" loext:opacity="100%" style:font-name="sans-serif" fo:font-size="14pt" fo:letter-spacing="normal" fo:language="pt" fo:country="BR" fo:font-style="normal" fo:font-weight="bold"/>
    </style:style>
    <style:style style:name="P3" style:family="paragraph" style:parent-style-name="Horizontal_20_Line">
      <style:paragraph-properties fo:text-align="justify" style:justify-single-word="false"/>
    </style:style>
    <style:style style:name="P4" style:family="paragraph" style:parent-style-name="Horizontal_20_Line">
      <style:paragraph-properties fo:text-align="justify" style:justify-single-word="false" fo:orphans="2" fo:widows="2"/>
    </style:style>
    <style:style style:name="P5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6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7" style:family="paragraph" style:parent-style-name="Preformatted_20_Text" style:list-style-name="L2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8" style:family="paragraph" style:parent-style-name="Preformatted_20_Text" style:list-style-name="L2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9" style:family="paragraph" style:parent-style-name="Preformatted_20_Text" style:list-style-name="L2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fo:letter-spacing="normal"/>
    </style:style>
    <style:style style:name="P10" style:family="paragraph" style:parent-style-name="Preformatted_20_Text" style:list-style-name="L2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fo:letter-spacing="normal"/>
    </style:style>
    <style:style style:name="P11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</style:style>
    <style:style style:name="P12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3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4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5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333333" loext:opacity="100%" style:font-name="sans-serif" fo:font-size="8pt" fo:letter-spacing="normal" fo:language="pt" fo:country="BR" fo:font-style="normal" fo:font-weight="normal" style:font-size-asian="7pt" style:font-size-complex="8pt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8" style:family="paragraph" style:parent-style-name="Text_20_body" style:list-style-name="L2">
      <style:paragraph-properties fo:margin-left="0cm" fo:margin-right="0cm" fo:text-align="justify" style:justify-single-word="false" fo:orphans="2" fo:widows="2" fo:text-indent="0cm" style:auto-text-indent="false"/>
    </style:style>
    <style:style style:name="P19" style:family="paragraph" style:parent-style-name="Text_20_body" style:list-style-name="L2">
      <style:paragraph-properties fo:text-align="justify" style:justify-single-word="false" fo:orphans="2" fo:widows="2"/>
    </style:style>
    <style:style style:name="P20" style:family="paragraph" style:parent-style-name="Text_20_body">
      <style:paragraph-properties fo:text-align="justify" style:justify-single-word="false"/>
      <style:text-properties fo:language="pt" fo:country="BR"/>
    </style:style>
    <style:style style:name="T1" style:family="text">
      <style:text-properties fo:color="#000000" loext:opacity="100%" style:text-line-through-style="none" style:text-line-through-type="none" fo:font-size="18pt" style:text-underline-style="none" fo:font-weight="bold" style:text-blinking="fals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sans-serif" fo:font-size="18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T5" style:family="text">
      <style:text-properties style:font-name="courier" fo:font-size="9pt" fo:language="pt" fo:country="BR" fo:font-style="normal" fo:font-weight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Bullet_20_Symbols" loext:num-list-format="%2%." style:num-suffix="." text:bullet-char="•">
        <style:list-level-properties text:space-before="1.886cm" text:min-label-width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a">
        <style:list-level-properties text:space-before="2.501cm"/>
      </text:list-level-style-number>
      <text:list-level-style-number text:level="3" text:style-name="Numbering_20_Symbols" loext:num-list-format="%3%." style:num-suffix="." style:num-format="i">
        <style:list-level-properties text:space-before="3.752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location"/><text:a xlink:type="simple" xlink:href="https://wiki.python.org.br/ExerciciosClasses?action=fullsearch&amp;context=180&amp;value=linkto%3A%22ExerciciosClasses%22" text:style-name="Internet_20_link" text:visited-style-name="Visited_20_Internet_20_Link"><text:span text:style-name="T1">ExerciciosClasses</text:span></text:a></text:h>
      <text:section text:style-name="Sect1" text:name="content">
        <text:p text:style-name="P17"><text:bookmark text:name="top"/><text:bookmark text:name="line-1"/><text:span text:style-name="T4">Voltar para a </text:span><text:a xlink:type="simple" xlink:href="https://wiki.python.org.br/ListaDeExercicios" text:style-name="Internet_20_link" text:visited-style-name="Visited_20_Internet_20_Link">ListaDeExercicios</text:a><text:bookmark text:name="line-2"/></text:p>
        <text:p text:style-name="P3"/>
        <text:list xml:id="list3474413603" text:style-name="L2">
          <text:list-item>
            <text:p text:style-name="P18"><text:bookmark text:name="line-3"/><text:bookmark text:name="line-4"/><text:span text:style-name="Strong_20_Emphasis"><text:span text:style-name="T4">Classe Bola:</text:span></text:span><text:span text:style-name="T4"> Crie uma classe que modele uma bola:</text:span><text:bookmark text:name="line-5"/></text:p>
            <text:list>
              <text:list-item>
                <text:p text:style-name="P14">Atributos: Cor, circunferência, material<text:bookmark text:name="line-6"/></text:p>
              </text:list-item>
              <text:list-item>
                <text:p text:style-name="P14">Métodos: trocaCor e mostraCor<text:bookmark text:name="line-7"/><text:bookmark text:name="line-8"/></text:p>
              </text:list-item>
            </text:list>
          </text:list-item>
          <text:list-item>
            <text:p text:style-name="P19"><text:span text:style-name="Strong_20_Emphasis"><text:span text:style-name="T4">Classe Quadrado:</text:span></text:span><text:span text:style-name="T4"> Crie uma classe que modele um quadrado:</text:span><text:bookmark text:name="line-9"/></text:p>
            <text:list>
              <text:list-item>
                <text:p text:style-name="P14">Atributos: Tamanho do lado<text:bookmark text:name="line-10"/></text:p>
              </text:list-item>
              <text:list-item>
                <text:p text:style-name="P14">Métodos: Mudar valor do Lado, Retornar valor do Lado e calcular Área;<text:bookmark text:name="line-11"/><text:bookmark text:name="line-12"/></text:p>
              </text:list-item>
            </text:list>
          </text:list-item>
          <text:list-item>
            <text:p text:style-name="P19"><text:span text:style-name="Strong_20_Emphasis"><text:span text:style-name="T4">Classe Retangulo:</text:span></text:span><text:span text:style-name="T4"> Crie uma classe que modele um retangulo:</text:span><text:bookmark text:name="line-13"/></text:p>
            <text:list>
              <text:list-item>
                <text:p text:style-name="P14">Atributos: LadoA, LadoB (ou Comprimento e Largura, ou Base e Altura, a escolher)<text:bookmark text:name="line-14"/></text:p>
              </text:list-item>
              <text:list-item>
                <text:p text:style-name="P14">Métodos: Mudar valor dos lados, Retornar valor dos lados, calcular Área e calcular Perímetro;<text:bookmark text:name="line-15"/></text:p>
              </text:list-item>
              <text:list-item>
                <text:p text:style-name="P14">Crie um programa que utilize esta classe. Ele deve pedir ao usuário que informe as medidades de um local. Depois, deve criar um objeto com as medidas e calcular a quantidade de pisos e de rodapés necessárias para o local.<text:bookmark text:name="line-16"/><text:bookmark text:name="line-17"/></text:p>
              </text:list-item>
            </text:list>
          </text:list-item>
          <text:list-item>
            <text:p text:style-name="P19"><text:span text:style-name="Strong_20_Emphasis"><text:span text:style-name="T4">Classe Pessoa:</text:span></text:span><text:span text:style-name="T4"> Crie uma classe que modele uma pessoa:</text:span><text:bookmark text:name="line-18"/></text:p>
            <text:list>
              <text:list-item>
                <text:p text:style-name="P14">Atributos: nome, idade, peso e altura<text:bookmark text:name="line-19"/></text:p>
              </text:list-item>
              <text:list-item>
                <text:p text:style-name="P14">Métodos: Envelhercer, engordar, emagrecer, crescer. <text:bookmark text:name="line-20"/>Obs: Por padrão, a cada ano que nossa pessoa envelhece, sendo a idade dela menor que 21 anos, ela deve crescer 0,5 cm.<text:bookmark text:name="line-21"/><text:bookmark text:name="line-22"/></text:p>
              </text:list-item>
            </text:list>
          </text:list-item>
          <text:list-item>
            <text:p text:style-name="P19"><text:span text:style-name="Strong_20_Emphasis"><text:span text:style-name="T4">Classe Conta Corrente:</text:span></text:span><text:span text:style-name="T4"> Crie uma classe para implementar uma conta corrente. A classe deve possuir os seguintes atributos: número da conta, nome do correntista e saldo. Os métodos são os seguintes: alterarNome, depósito e saque; No construtor, saldo é opcional, com valor default zero e os demais atributos são obrigatórios.</text:span><text:bookmark text:name="line-23"/><text:bookmark text:name="line-24"/></text:p>
          </text:list-item>
          <text:list-item>
            <text:p text:style-name="P19"><text:span text:style-name="Strong_20_Emphasis"><text:span text:style-name="T4">Classe TV:</text:span></text:span><text:span text:style-name="T4"> Faça um programa que simule um televisor criando-o como um objeto. O usuário deve ser capaz de informar o número do canal e aumentar ou diminuir o volume. Certifique-se de que o número do canal e o nível do volume permanecem dentro de faixas válidas.</text:span><text:bookmark text:name="line-25"/><text:bookmark text:name="line-26"/></text:p>
          </text:list-item>
          <text:list-item>
            <text:p text:style-name="P19"><text:span text:style-name="Strong_20_Emphasis"><text:span text:style-name="T4">Classe Bichinho Virtual:</text:span></text:span><text:span text:style-name="T4">Crie uma classe que modele um Tamagushi (Bichinho Eletrônico):</text:span><text:bookmark text:name="line-27"/></text:p>
            <text:list>
              <text:list-item>
                <text:p text:style-name="P14">Atributos: Nome, Fome, Saúde e Idade <text:bookmark text:name="line-28"/>b. Métodos: Alterar Nome, Fome, Saúde e Idade; Retornar Nome, Fome, Saúde e Idade <text:bookmark text:name="line-29"/>Obs: Existe mais uma informação que devemos levar em consideração, o Humor do nosso tamagushi, este humor é uma combinação entre os atributos Fome e Saúde, ou seja, um campo calculado, então não devemos criar um atributo para armazenar esta informação por que ela pode ser calculada a qualquer momento.<text:bookmark text:name="line-30"/><text:bookmark text:name="line-31"/></text:p>
              </text:list-item>
            </text:list>
          </text:list-item>
          <text:list-item>
            <text:p text:style-name="P19"><text:span text:style-name="Strong_20_Emphasis"><text:span text:style-name="T4">Classe Macaco:</text:span></text:span><text:span text:style-name="T4"> Desenvolva uma classe Macaco,que possua os atributos nome e bucho (estomago) e pelo menos os métodos comer(), verBucho() e digerir(). Faça um programa ou teste interativamente, criando pelo menos dois macacos, alimentando-os com pelo menos 3 alimentos diferentes e verificando o conteúdo do estomago a cada refeição. Experimente fazer com que um macaco coma o outro. É possível criar um macaco canibal?</text:span><text:bookmark text:name="line-32"/><text:bookmark text:name="line-33"/></text:p>
          </text:list-item>
          <text:list-item>
            <text:p text:style-name="P19"><text:span text:style-name="Strong_20_Emphasis"><text:span text:style-name="T4">Classe Ponto e Retangulo:</text:span></text:span><text:span text:style-name="T4"> Faça um programa completo utilizando funções e classes que:</text:span><text:bookmark text:name="line-34"/></text:p>
            <text:list>
              <text:list-item>
                <text:p text:style-name="P14">Possua uma classe chamada Ponto, com os atributos x e y.<text:bookmark text:name="line-35"/></text:p>
              </text:list-item>
              <text:list-item>
                <text:p text:style-name="P14">Possua uma classe chamada Retangulo, com os atributos largura e altura.<text:bookmark text:name="line-36"/></text:p>
              </text:list-item>
              <text:list-item>
                <text:p text:style-name="P14">Possua uma função para imprimir os valores da classe Ponto<text:bookmark text:name="line-37"/></text:p>
              </text:list-item>
              <text:list-item>
                <text:p text:style-name="P14">Possua uma função para encontrar o centro de um Retângulo.<text:bookmark text:name="line-38"/></text:p>
              </text:list-item>
              <text:list-item>
                <text:p text:style-name="P14">Você deve criar alguns objetos da classe Retangulo.<text:bookmark text:name="line-39"/></text:p>
              </text:list-item>
              <text:list-item>
                <text:p text:style-name="P14">Cada objeto deve ter um vértice de partida, por exemplo, o vértice inferior esquerdo do retângulo, que deve ser um objeto da classe Ponto.<text:bookmark text:name="line-40"/></text:p>
              </text:list-item>
              <text:list-item>
                <text:p text:style-name="P14">A função para encontrar o centro do retângulo deve retornar o valor para um objeto do tipo ponto que indique os valores de x e y para o centro do objeto.<text:bookmark text:name="line-41"/></text:p>
              </text:list-item>
              <text:list-item>
                <text:p text:style-name="P14">O valor do centro do objeto deve ser mostrado na tela<text:bookmark text:name="line-42"/></text:p>
              </text:list-item>
              <text:list-item>
                <text:p text:style-name="P14">Crie um menu para alterar os valores do retângulo e imprimir o centro deste retângulo.<text:bookmark text:name="line-43"/><text:bookmark text:name="line-44"/></text:p>
              </text:list-item>
            </text:list>
          </text:list-item>
          <text:list-item>
            <text:p text:style-name="P19"><text:span text:style-name="Strong_20_Emphasis"><text:span text:style-name="T4">Classe Bomba de Combustível:</text:span></text:span><text:span text:style-name="T4"> Faça um programa completo utilizando classes e métodos que:</text:span><text:bookmark text:name="line-45"/></text:p>
            <text:list>
              <text:list-item>
                <text:p text:style-name="P14"><text:soft-page-break/>Possua uma classe chamada bombaCombustível, com no mínimo esses atributos:<text:bookmark text:name="line-46"/></text:p>
                <text:list>
                  <text:list-item>
                    <text:p text:style-name="P14">tipoCombustivel.<text:bookmark text:name="line-47"/></text:p>
                  </text:list-item>
                  <text:list-item>
                    <text:p text:style-name="P14">valorLitro<text:bookmark text:name="line-48"/></text:p>
                  </text:list-item>
                  <text:list-item>
                    <text:p text:style-name="P14">quantidadeCombustivel<text:bookmark text:name="line-49"/></text:p>
                  </text:list-item>
                </text:list>
              </text:list-item>
              <text:list-item>
                <text:p text:style-name="P14">Possua no mínimo esses métodos:<text:bookmark text:name="line-50"/></text:p>
                <text:list>
                  <text:list-item>
                    <text:p text:style-name="P14">abastecerPorValor( ) – método onde é informado o valor a ser abastecido e mostra a quantidade de litros que foi colocada no veículo<text:bookmark text:name="line-51"/></text:p>
                  </text:list-item>
                  <text:list-item>
                    <text:p text:style-name="P14">abastecerPorLitro( ) – método onde é informado a quantidade em litros de combustível e mostra o valor a ser pago pelo cliente.<text:bookmark text:name="line-52"/></text:p>
                  </text:list-item>
                  <text:list-item>
                    <text:p text:style-name="P14">alterarValor( ) – altera o valor do litro do combustível.<text:bookmark text:name="line-53"/></text:p>
                  </text:list-item>
                  <text:list-item>
                    <text:p text:style-name="P14">alterarCombustivel( ) – altera o tipo do combustível.<text:bookmark text:name="line-54"/></text:p>
                  </text:list-item>
                  <text:list-item>
                    <text:p text:style-name="P14">alterarQuantidadeCombustivel( ) – altera a quantidade de combustível restante na bomba.<text:bookmark text:name="line-55"/></text:p>
                  </text:list-item>
                </text:list>
                <text:p text:style-name="P14">OBS: Sempre que acontecer um abastecimento é necessário atualizar a quantidade de combustível total na bomba.<text:bookmark text:name="line-56"/><text:bookmark text:name="line-57"/></text:p>
              </text:list-item>
            </text:list>
          </text:list-item>
          <text:list-item>
            <text:p text:style-name="P19"><text:span text:style-name="Strong_20_Emphasis"><text:span text:style-name="T4">Classe carro:</text:span></text:span><text:span text:style-name="T4"> Implemente uma classe chamada Carro com as seguintes propriedades:</text:span><text:bookmark text:name="line-58"/></text:p>
            <text:list>
              <text:list-item>
                <text:p text:style-name="P14">Um veículo tem um certo consumo de combustível (medidos em km / litro) e uma certa quantidade de combustível no tanque.<text:bookmark text:name="line-59"/></text:p>
              </text:list-item>
              <text:list-item>
                <text:p text:style-name="P14">O consumo é especificado no construtor e o nível de combustível inicial é 0.<text:bookmark text:name="line-60"/></text:p>
              </text:list-item>
              <text:list-item>
                <text:p text:style-name="P14">Forneça um método andar( ) que simule o ato de dirigir o veículo por uma certa distância, reduzindo o nível de combustível no tanque de gasolina.<text:bookmark text:name="line-61"/></text:p>
              </text:list-item>
              <text:list-item>
                <text:p text:style-name="P14">Forneça um método obterGasolina( ), que retorna o nível atual de combustível.<text:bookmark text:name="line-62"/></text:p>
              </text:list-item>
              <text:list-item>
                <text:p text:style-name="P15">Forneça um método adicionarGasolina( ), para abastecer o tanque. <text:bookmark text:name="line-63"/><text:bookmark text:name="line-64"/>Exemplo de uso:<text:bookmark text:name="line-65"/><text:bookmark text:name="line-66"/><text:bookmark text:name="line-67"/><text:bookmark text:name="line-68"/><text:bookmark text:name="line-69"/><text:bookmark text:name="line-70"/></text:p>
                <text:p text:style-name="P7"><text:bookmark text:name="line-110"/>meuFusca = Carro(15); <text:s text:c="10"/># 15 quilômetros por litro de combustível. </text:p>
                <text:p text:style-name="P7"><text:bookmark text:name="line-210"/>meuFusca.adicionarGasolina(20); # abastece com 20 litros de combustível. </text:p>
                <text:p text:style-name="P7"><text:bookmark text:name="line-310"/>meuFusca.andar(100); <text:s text:c="11"/># anda 100 quilômetros.</text:p>
                <text:p text:style-name="P8"><text:bookmark text:name="line-410"/>meuFusca.obterGasolina() <text:s text:c="7"/># Imprime o combustível que resta no tanque.</text:p>
              </text:list-item>
            </text:list>
          </text:list-item>
          <text:list-item>
            <text:p text:style-name="P19"><text:bookmark text:name="line-71"/><text:bookmark text:name="line-72"/><text:span text:style-name="Strong_20_Emphasis"><text:span text:style-name="T4">Classe Conta de Investimento:</text:span></text:span><text:span text:style-name="T4"> Faça uma classe contaInvestimento que seja semelhante a classe contaBancaria, com a diferença de que se adicione um atributo taxaJuros. Forneça um construtor que configure tanto o saldo inicial como a taxa de juros. Forneça um método adicioneJuros (sem parâmetro explícito) que adicione juros à conta. Escreva um programa que construa uma poupança com um saldo inicial de R$1000,00 e uma taxa de juros de 10%. Depois aplique o método adicioneJuros() cinco vezes e imprime o saldo resultante.</text:span><text:bookmark text:name="line-73"/><text:bookmark text:name="line-74"/></text:p>
          </text:list-item>
          <text:list-item>
            <text:p text:style-name="P19"><text:span text:style-name="Strong_20_Emphasis"><text:span text:style-name="T4">Classe Funcionário:</text:span></text:span><text:span text:style-name="T4"> Implemente a classe Funcionário. Um empregado tem um nome (um string) e um salário(um double). Escreva um construtor com dois parâmetros (nome e salário) e métodos para devolver nome e salário. Escreva um pequeno programa que teste sua classe.</text:span><text:bookmark text:name="line-75"/><text:bookmark text:name="line-76"/></text:p>
          </text:list-item>
          <text:list-item>
            <text:p text:style-name="P14">Aprimore a classe do exercício anterior para adicionar o método aumentarSalario (porcentualDeAumento) que aumente o salário do funcionário em uma certa porcentagem.<text:bookmark text:name="line-77"/></text:p>
            <text:list>
              <text:list-item>
                <text:p text:style-name="P15">Exemplo de uso:<text:bookmark text:name="line-78"/><text:bookmark text:name="line-79"/><text:bookmark text:name="line-80"/><text:bookmark text:name="line-81"/></text:p>
                <text:p text:style-name="P9"><text:bookmark text:name="line-1-1"/><text:s text:c="2"/><text:span text:style-name="T5">harry=funcionário("Harry",25000)</text:span></text:p>
                <text:p text:style-name="P10"><text:bookmark text:name="line-2-1"/><text:s text:c="2"/><text:span text:style-name="T5">harry.aumentarSalario(10)</text:span></text:p>
              </text:list-item>
            </text:list>
          </text:list-item>
          <text:list-item>
            <text:p text:style-name="P19"><text:bookmark text:name="line-82"/><text:bookmark text:name="line-83"/><text:bookmark text:name="line-84"/><text:span text:style-name="Strong_20_Emphasis"><text:span text:style-name="T4">Classe Bichinho Virtual++:</text:span></text:span><text:span text:style-name="T4"> Melhore o programa do bichinho virtual, permitindo que o usuário especifique quanto de comida ele fornece ao bichinho e por quanto tempo ele brinca com o bichinho. Faça com que estes valores afetem quão rapidamente os níveis de fome e tédio caem.</text:span><text:bookmark text:name="line-85"/><text:bookmark text:name="line-86"/></text:p>
          </text:list-item>
          <text:list-item>
            <text:p text:style-name="P15">Crie uma "porta escondida" no programa do programa do bichinho virtual que mostre os valores exatos dos atributos do objeto. Consiga isto mostrando o objeto quando uma opção secreta, não listada no menu, for informada na escolha do usuário. Dica: acrescente um método especial str() à classe Bichinho.<text:bookmark text:name="line-87"/><text:bookmark text:name="line-88"/></text:p>
          </text:list-item>
          <text:list-item>
            <text:p text:style-name="P15">Crie uma Fazenda de Bichinhos instanciando vários objetos bichinho e mantendo o controle deles através de uma lista. Imite o funcionamento do programa básico, mas ao invés de exigis que o usuário tome conta de um único bichinho, exija que ele tome conta da fazenda inteira. Cada opção do menu deveria permitir que o usuário executasse uma ação para todos os bichinhos (alimentar todos os bichinhos, brincar com todos os bichinhos, ou ouvir a todos os bichinhos). Para tornar o programa mais interessante, dê para cada bichinho um nivel inicial aleatório de fome e tédio.<text:bookmark text:name="line-89"/><text:bookmark text:name="line-90"/></text:p>
          </text:list-item>
        </text:list>
        <text:p text:style-name="P20"><text:soft-page-break/><text:line-break/></text:p>
      </text:section>
      <text:p text:style-name="P16"><text:span text:style-name="T3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1cm" fo:margin-right="0.62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35:35.134472060</meta:creation-date>
    <dc:date>2024-05-30T17:36:53.414512465</dc:date>
    <meta:editing-duration>PT1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1186" meta:character-count="7293" meta:non-whitespace-character-count="6180"/>
  </office:meta>
</office:document-meta>
</file>